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gradient" draw:fill-color="#eeeeee" draw:secondary-fill-color="#729fcf" draw:fill-gradient-name="Pastel_20_Bouquet"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 style:family="graphic" style:parent-style-name="standard">
      <style:graphic-properties draw:stroke="none" draw:fill="gradient" draw:fill-color="#eeeeee" draw:fill-gradient-name="Pastel_20_Bouquet" draw:opacity="100%" draw:opacity-name="" dr3d:vertical-segments="16" dr3d:close-front="true" dr3d:close-back="tru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color="#afd095" draw:textarea-horizontal-align="justify" draw:textarea-vertical-align="middle" draw:auto-grow-height="false" fo:min-height="1.194cm" fo:min-width="3.044cm"/>
    </style:style>
    <style:style style:name="gr5" style:family="graphic" style:parent-style-name="objectwithoutfill">
      <style:graphic-properties draw:stroke="dash" draw:stroke-dash="Dashed_20__28_var_29_" svg:stroke-width="0.159cm" draw:marker-start-width="0.438cm" draw:marker-end-width="0.438cm" draw:fill="none" draw:textarea-vertical-align="middle" fo:padding-top="0.204cm" fo:padding-bottom="0.204cm" fo:padding-left="0.329cm" fo:padding-right="0.329cm"/>
    </style:style>
    <style:style style:name="gr6" style:family="graphic" style:parent-style-name="standard">
      <style:graphic-properties draw:fill-color="#dddddd" draw:textarea-horizontal-align="justify" draw:textarea-vertical-align="middle" draw:auto-grow-height="false" fo:min-height="4.032cm" fo:min-width="9.071cm"/>
    </style:style>
    <style:style style:name="gr7" style:family="graphic" style:parent-style-name="standard">
      <style:graphic-properties draw:fill-color="#ff6d6d" draw:textarea-horizontal-align="justify" draw:textarea-vertical-align="middle" draw:auto-grow-height="false" fo:min-height="1.194cm" fo:min-width="3.044cm"/>
    </style:style>
    <style:style style:name="gr8" style:family="graphic" style:parent-style-name="standard">
      <style:graphic-properties draw:fill-color="#fff5ce" draw:textarea-horizontal-align="justify" draw:textarea-vertical-align="middle" draw:auto-grow-height="false" fo:min-height="1.45cm" fo:min-width="3cm"/>
    </style:style>
    <style:style style:name="gr9"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0" style:family="graphic" style:parent-style-name="objectwithoutfill">
      <style:graphic-properties draw:stroke="dash" draw:stroke-dash="Fine_20_Dotted" svg:stroke-width="0.159cm" draw:marker-start-width="0.438cm" draw:marker-end-width="0.438cm" draw:fill="none" draw:textarea-vertical-align="middle" fo:padding-top="0.204cm" fo:padding-bottom="0.204cm" fo:padding-left="0.329cm" fo:padding-right="0.329cm"/>
    </style:style>
    <style:style style:name="gr11" style:family="graphic" style:parent-style-name="objectwithoutfill">
      <style:graphic-properties svg:stroke-width="0.081cm" draw:marker-start-width="0.321cm" draw:marker-end="Arrow" draw:marker-end-width="0.321cm" draw:fill="none" draw:textarea-vertical-align="middle" fo:padding-top="0.165cm" fo:padding-bottom="0.165cm" fo:padding-left="0.29cm" fo:padding-right="0.29cm"/>
    </style:style>
    <style:style style:name="gr12" style:family="graphic" style:parent-style-name="objectwithoutfill">
      <style:graphic-properties draw:stroke="solid" svg:stroke-width="0.106cm" draw:marker-start-width="0.359cm" draw:marker-end="Arrow" draw:marker-end-width="0.359cm" draw:fill="none" draw:textarea-vertical-align="middle" fo:padding-top="0.178cm" fo:padding-bottom="0.178cm" fo:padding-left="0.303cm" fo:padding-right="0.303cm"/>
    </style:style>
    <style:style style:name="gr13" style:family="graphic" style:parent-style-name="standard">
      <style:graphic-properties svg:stroke-color="#55215b" draw:fill-color="#acb20c" draw:textarea-vertical-align="middle" draw:auto-grow-height="false" fo:min-height="0.85cm" fo:min-width="0.7cm"/>
    </style:style>
    <style:style style:name="P1" style:family="paragraph">
      <style:text-properties fo:color="#ffffff" fo:font-weight="bold"/>
    </style:style>
    <style:style style:name="P2" style:family="paragraph">
      <loext:graphic-properties draw:fill="none" draw:fill-color="#ffffff"/>
      <style:text-properties fo:color="#ffffff" fo:font-weight="bold"/>
    </style:style>
    <style:style style:name="P3" style:family="paragraph">
      <loext:graphic-properties draw:fill-color="#afd095"/>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none"/>
      <style:paragraph-properties fo:text-align="center"/>
    </style:style>
    <style:style style:name="P7" style:family="paragraph">
      <loext:graphic-properties draw:fill-color="#dddddd"/>
      <style:paragraph-properties fo:text-align="center"/>
    </style:style>
    <style:style style:name="P8" style:family="paragraph">
      <loext:graphic-properties draw:fill-color="#ff6d6d"/>
      <style:paragraph-properties fo:text-align="center"/>
    </style:style>
    <style:style style:name="P9" style:family="paragraph">
      <style:paragraph-properties fo:text-align="center"/>
      <style:text-properties fo:font-weight="bold" style:font-weight-asian="bold" style:font-weight-complex="bold"/>
    </style:style>
    <style:style style:name="P10" style:family="paragraph">
      <loext:graphic-properties draw:fill="none" draw:fill-color="#ffffff"/>
      <style:paragraph-properties fo:text-align="center"/>
      <style:text-properties fo:font-weight="bold" style:font-weight-asian="bold" style:font-weight-complex="bold"/>
    </style:style>
    <style:style style:name="P11" style:family="paragraph">
      <loext:graphic-properties draw:fill-color="#fff5ce"/>
      <style:paragraph-properties fo:text-align="center"/>
    </style:style>
    <style:style style:name="P12" style:family="paragraph">
      <loext:graphic-properties draw:fill="none" draw:fill-color="#ffffff"/>
      <style:paragraph-properties fo:text-align="center"/>
      <style:text-properties fo:font-style="italic" fo:font-weight="bold" style:font-style-asian="italic" style:font-weight-asian="bold" style:font-style-complex="italic" style:font-weight-complex="bold"/>
    </style:style>
    <style:style style:name="P13" style:family="paragraph">
      <style:text-properties style:font-name="DejaVu Sans Mono" fo:font-weight="bold" style:font-weight-asian="bold" style:font-weight-complex="bold"/>
    </style:style>
    <style:style style:name="P14" style:family="paragraph">
      <loext:graphic-properties draw:fill="none" draw:fill-color="#ffffff"/>
      <style:text-properties style:font-name="DejaVu Sans Mono" fo:font-weight="bold" style:font-weight-asian="bold" style:font-weight-complex="bold"/>
    </style:style>
    <style:style style:name="P15" style:family="paragraph">
      <style:text-properties fo:font-size="14pt" style:font-size-asian="14pt" style:font-size-complex="14pt"/>
    </style:style>
    <style:style style:name="P16" style:family="paragraph">
      <loext:graphic-properties draw:fill="none" draw:fill-color="#ffffff"/>
      <style:text-properties fo:font-size="14pt" style:font-size-asian="14pt" style:font-size-complex="14pt"/>
    </style:style>
    <style:style style:name="P17" style:family="paragraph">
      <loext:graphic-properties draw:fill-color="#acb20c"/>
      <style:paragraph-properties fo:text-align="center"/>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3d:scene draw:style-name="gr1" svg:width="23.215cm" svg:height="13.105cm" svg:x="-1.017cm" svg:y="8.88cm" dr3d:transform="matrix (1 0 0 0 0.999665221216444 0.0258736447041563 0 -0.0258736447041563 0.999665221216444 0cm -0.000089041440521273cm 0.006877889429812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 draw:layer="layout" dr3d:transform="matrix (0.972892531151714 -0.00776832690065409 0.231127185606487 -0.0034728166606606 0.998832167921546 0.0481896240863798 -0.231231620618055 -0.0476859876935534 0.971729378069861 -0.544648584242388cm -0.266292950770078cm -5.94466202291492E-021cm)" svg:viewBox="0 -5000 2500 10000" svg:d="M0-5000h250 250 500 500 500 250 250v10000h-250-250-500-500-500-250-250z"/>
        </dr3d:scene>
        <draw:frame draw:style-name="gr3" draw:text-style-name="P2" draw:layer="layout" svg:width="4.735cm" svg:height="0.962cm" svg:x="8.853cm" svg:y="20.4cm">
          <draw:text-box>
            <text:p text:style-name="P1">Storage (disk)</text:p>
          </draw:text-box>
        </draw:frame>
        <draw:g>
          <draw:custom-shape draw:style-name="gr4" draw:text-style-name="P3" draw:layer="layout" svg:width="3.7cm" svg:height="1.6cm" svg:x="3.9cm" svg:y="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317cm" svg:height="1.673cm" svg:x="4.083cm" svg:y="14.7cm">
            <draw:text-box>
              <text:p text:style-name="P4">8 kB </text:p>
              <text:p text:style-name="P4">data page</text:p>
            </draw:text-box>
          </draw:frame>
        </draw:g>
        <draw:g>
          <draw:custom-shape draw:style-name="gr4" draw:text-style-name="P3" draw:layer="layout" svg:width="3.7cm" svg:height="1.6cm" svg:x="8.2cm" svg:y="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317cm" svg:height="1.673cm" svg:x="8.383cm" svg:y="14.7cm">
            <draw:text-box>
              <text:p text:style-name="P4">8 kB </text:p>
              <text:p text:style-name="P4">data page</text:p>
            </draw:text-box>
          </draw:frame>
        </draw:g>
        <draw:g>
          <draw:custom-shape draw:style-name="gr4" draw:text-style-name="P3" draw:layer="layout" svg:width="3.7cm" svg:height="1.6cm" svg:x="3.901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317cm" svg:height="1.673cm" svg:x="4.084cm" svg:y="12.5cm">
            <draw:text-box>
              <text:p text:style-name="P4">8 kB </text:p>
              <text:p text:style-name="P4">data page</text:p>
            </draw:text-box>
          </draw:frame>
        </draw:g>
        <draw:g>
          <draw:custom-shape draw:style-name="gr4" draw:text-style-name="P3" draw:layer="layout" svg:width="3.7cm" svg:height="1.6cm" svg:x="8.201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317cm" svg:height="1.673cm" svg:x="8.384cm" svg:y="12.5cm">
            <draw:text-box>
              <text:p text:style-name="P4">8 kB </text:p>
              <text:p text:style-name="P4">data page</text:p>
            </draw:text-box>
          </draw:frame>
        </draw:g>
        <draw:g>
          <draw:custom-shape draw:style-name="gr4" draw:text-style-name="P3" draw:layer="layout" svg:width="3.7cm" svg:height="1.6cm" svg:x="3.901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317cm" svg:height="1.673cm" svg:x="4.084cm" svg:y="16.8cm">
            <draw:text-box>
              <text:p text:style-name="P4">8 kB </text:p>
              <text:p text:style-name="P4">data page</text:p>
            </draw:text-box>
          </draw:frame>
        </draw:g>
        <draw:g>
          <draw:custom-shape draw:style-name="gr4" draw:text-style-name="P3" draw:layer="layout" svg:width="3.7cm" svg:height="1.6cm" svg:x="8.201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317cm" svg:height="1.673cm" svg:x="8.384cm" svg:y="16.8cm">
            <draw:text-box>
              <text:p text:style-name="P4">8 kB </text:p>
              <text:p text:style-name="P4">data page</text:p>
            </draw:text-box>
          </draw:frame>
        </draw:g>
        <draw:line draw:style-name="gr5" draw:text-style-name="P6" draw:layer="layout" svg:x1="2.5cm" svg:y1="8.9cm" svg:x2="19.2cm" svg:y2="8.9cm">
          <text:p/>
        </draw:line>
        <draw:custom-shape draw:style-name="gr6" draw:text-style-name="P7" draw:layer="layout" svg:width="15.2cm" svg:height="6.8cm" svg:x="1.4cm" svg:y="1.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3" draw:layer="layout" svg:width="3.7cm" svg:height="1.6cm" svg:x="4.897cm" svg:y="4.4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52cm" svg:height="1.673cm" svg:x="5.08cm" svg:y="4.427cm">
          <draw:text-box>
            <text:p text:style-name="P4">8 kB </text:p>
            <text:p text:style-name="P4">data buffer</text:p>
          </draw:text-box>
        </draw:frame>
        <draw:custom-shape draw:style-name="gr7" draw:text-style-name="P8" draw:layer="layout" svg:width="3.7cm" svg:height="1.6cm" svg:x="9.197cm" svg:y="4.4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52cm" svg:height="1.673cm" svg:x="9.38cm" svg:y="4.427cm">
          <draw:text-box>
            <text:p text:style-name="P4">8 kB </text:p>
            <text:p text:style-name="P4">data buffer</text:p>
          </draw:text-box>
        </draw:frame>
        <draw:frame draw:style-name="gr3" draw:text-style-name="P10" draw:layer="layout" svg:width="5.082cm" svg:height="1.673cm" svg:x="7.718cm" svg:y="6.327cm">
          <draw:text-box>
            <text:p text:style-name="P9"><text:span text:style-name="T1">shared_buffers</text:span></text:p>
            <text:p text:style-name="P9"><text:span text:style-name="T1">(memory)</text:span></text:p>
          </draw:text-box>
        </draw:frame>
        <draw:g>
          <draw:custom-shape draw:style-name="gr8" draw:text-style-name="P11" draw:layer="layout" svg:width="3.5cm" svg:height="1.7cm" svg:x="14.1cm" svg:y="12.4cm">
            <text:p/>
            <draw:enhanced-geometry svg:viewBox="0 0 21600 21600" draw:type="rectangle" draw:enhanced-path="M 0 0 L 21600 0 21600 21600 0 21600 0 0 Z N"/>
          </draw:custom-shape>
          <draw:frame draw:style-name="gr3" draw:text-style-name="P12" draw:layer="layout" svg:width="2.288cm" svg:height="1.673cm" svg:x="14.6cm" svg:y="12.427cm">
            <draw:text-box>
              <text:p text:style-name="P4"><text:span text:style-name="T2">WAL</text:span></text:p>
              <text:p text:style-name="P4"><text:span text:style-name="T2">buffer</text:span></text:p>
            </draw:text-box>
          </draw:frame>
        </draw:g>
        <draw:line draw:style-name="gr9" draw:text-style-name="P6" draw:layer="layout" svg:x1="12.2cm" svg:y1="11.9cm" svg:x2="12.3cm" svg:y2="19.6cm">
          <text:p/>
        </draw:line>
        <draw:frame draw:style-name="gr3" draw:text-style-name="P14" draw:layer="layout" svg:width="5.074cm" svg:height="0.988cm" svg:x="5.6cm" svg:y="10.9cm">
          <draw:text-box>
            <text:p text:style-name="P13">$PGDATA/base</text:p>
          </draw:text-box>
        </draw:frame>
        <draw:frame draw:style-name="gr3" draw:text-style-name="P14" draw:layer="layout" svg:width="5.836cm" svg:height="0.988cm" svg:x="12.4cm" svg:y="11.012cm">
          <draw:text-box>
            <text:p text:style-name="P13">$PGDATA/pg_wal</text:p>
          </draw:text-box>
        </draw:frame>
        <draw:g>
          <draw:custom-shape draw:style-name="gr8" draw:text-style-name="P11" draw:layer="layout" svg:width="3.5cm" svg:height="1.7cm" svg:x="14.1cm" svg:y="14cm">
            <text:p/>
            <draw:enhanced-geometry svg:viewBox="0 0 21600 21600" draw:type="rectangle" draw:enhanced-path="M 0 0 L 21600 0 21600 21600 0 21600 0 0 Z N"/>
          </draw:custom-shape>
          <draw:frame draw:style-name="gr3" draw:text-style-name="P12" draw:layer="layout" svg:width="2.288cm" svg:height="1.673cm" svg:x="14.6cm" svg:y="14.027cm">
            <draw:text-box>
              <text:p text:style-name="P4"><text:span text:style-name="T2">WAL</text:span></text:p>
              <text:p text:style-name="P4"><text:span text:style-name="T2">buffer</text:span></text:p>
            </draw:text-box>
          </draw:frame>
        </draw:g>
        <draw:g>
          <draw:custom-shape draw:style-name="gr8" draw:text-style-name="P11" draw:layer="layout" svg:width="3.5cm" svg:height="1.7cm" svg:x="14.1cm" svg:y="18cm">
            <text:p/>
            <draw:enhanced-geometry svg:viewBox="0 0 21600 21600" draw:type="rectangle" draw:enhanced-path="M 0 0 L 21600 0 21600 21600 0 21600 0 0 Z N"/>
          </draw:custom-shape>
          <draw:frame draw:style-name="gr3" draw:text-style-name="P12" draw:layer="layout" svg:width="2.288cm" svg:height="1.673cm" svg:x="14.6cm" svg:y="18.027cm">
            <draw:text-box>
              <text:p text:style-name="P4"><text:span text:style-name="T2">WAL</text:span></text:p>
              <text:p text:style-name="P4"><text:span text:style-name="T2">buffer</text:span></text:p>
            </draw:text-box>
          </draw:frame>
        </draw:g>
        <draw:line draw:style-name="gr10" draw:text-style-name="P6" draw:layer="layout" svg:x1="15.8cm" svg:y1="15.7cm" svg:x2="15.7cm" svg:y2="18.1cm">
          <text:p/>
        </draw:line>
        <draw:frame draw:style-name="gr3" draw:text-style-name="P16" draw:layer="layout" svg:width="10.256cm" svg:height="4.136cm" svg:x="16.8cm" svg:y="4.2cm">
          <draw:text-box>
            <text:p text:style-name="P15">A transaction modifies</text:p>
            <text:p text:style-name="P15">some data in the shared_buffers</text:p>
            <text:p text:style-name="P15">And therefore the in-memory copy of the </text:p>
            <text:p text:style-name="P15">page is out-of-sync with the on-disk copy.</text:p>
            <text:p text:style-name="P15"/>
            <text:p text:style-name="P15">When a COMMIT is issued, the changes are</text:p>
            <text:p text:style-name="P15">forced into the WALs.</text:p>
          </draw:text-box>
        </draw:frame>
        <draw:path draw:style-name="gr11" draw:text-style-name="P6" draw:layer="layout" svg:width="3.08cm" svg:height="2.199cm" draw:transform="rotate (2.3085470016129) translate (15.1721561460786cm 6.57966663181521cm)" svg:viewBox="0 0 3081 2200" svg:d="M0 2200c2973 0 3081-2200 3081-2200">
          <text:p/>
        </draw:path>
        <draw:path draw:style-name="gr12" draw:text-style-name="P6" draw:layer="layout" svg:width="9.078cm" svg:height="6.448cm" draw:transform="rotate (-1.42890105860776) translate (23.1000000000184cm 8.49999999999737cm)" svg:viewBox="0 0 9079 6449" svg:d="M0 0c7071 0 9079 6449 9079 6449">
          <text:p/>
        </draw:path>
        <draw:custom-shape draw:style-name="gr13" draw:text-style-name="P17" draw:layer="layout" svg:width="1.2cm" svg:height="1.1cm" svg:x="11.8cm" svg:y="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3" draw:text-style-name="P17" draw:layer="layout" svg:width="1.2cm" svg:height="1.1cm" svg:x="10.8cm" svg:y="1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Pastel_20_Bouquet" draw:display-name="Pastel Bouquet" draw:style="linear" draw:start-color="#dde8cb" draw:end-color="#ffd7d7" draw:start-intensity="100%" draw:end-intensity="100%" draw:angle="300" draw:border="0%"/>
    <draw:marker draw:name="Arrow" svg:viewBox="0 0 20 30" svg:d="M10 0l-10 30h20z"/>
    <draw:stroke-dash draw:name="Dashed_20__28_var_29_" draw:display-name="Dashed (var)" draw:style="rect" draw:dots1="1" draw:dots1-length="197%" draw:distance="127%"/>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17T15:16:23.106822909</meta:creation-date>
    <dc:date>2020-02-17T16:03:37.440720332</dc:date>
    <meta:editing-duration>PT47M10S</meta:editing-duration>
    <meta:editing-cycles>12</meta:editing-cycles>
    <meta:generator>LibreOffice/6.1.4.2$Linux_X86_64 LibreOffice_project/9d0f32d1f0b509096fd65e0d4bec26ddd1938fd3</meta:generator>
    <meta:document-statistic meta:object-count="46"/>
  </office:meta>
</office:document-meta>
</file>